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margin-top="0.1666in" fo:margin-bottom="0.1666in" style:page-number="1"/>
    </style:style>
    <style:style style:name="T2" style:parent-style-name="DefaultParagraphFont" style:family="text">
      <style:text-properties style:font-name="Calibri" style:font-name-complex="Calibri" fo:font-weight="bold" style:font-weight-asian="bold" fo:font-size="13pt" style:font-size-asian="13pt" style:font-size-complex="13pt"/>
    </style:style>
    <style:style style:name="P3" style:parent-style-name="Standard" style:family="paragraph">
      <style:paragraph-properties fo:margin-top="0.1666in" fo:line-height="0.1666in"/>
    </style:style>
    <style:style style:name="T4" style:parent-style-name="DefaultParagraphFont" style:family="text">
      <style:text-properties style:font-name="Calibri" style:font-name-complex="Calibri"/>
    </style:style>
    <style:style style:name="T5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7" style:parent-style-name="Standard" style:family="paragraph">
      <style:paragraph-properties fo:line-height="0.1666in"/>
    </style:style>
    <style:style style:name="T8" style:parent-style-name="DefaultParagraphFont" style:family="text">
      <style:text-properties style:font-name="Calibri" style:font-name-complex="Calibri"/>
    </style:style>
    <style:style style:name="T9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11" style:parent-style-name="Standard" style:family="paragraph">
      <style:paragraph-properties fo:margin-bottom="0.0833in" fo:line-height="0.1666in"/>
    </style:style>
    <style:style style:name="T12" style:parent-style-name="DefaultParagraphFont" style:family="text">
      <style:text-properties style:font-name="Calibri" style:font-name-complex="Calibri"/>
    </style:style>
    <style:style style:name="T13" style:parent-style-name="DefaultParagraphFont" style:family="text">
      <style:text-properties style:font-name="Calibri" style:font-name-complex="Calibri"/>
    </style:style>
    <style:style style:name="P14" style:parent-style-name="Standard" style:family="paragraph">
      <style:paragraph-properties fo:line-height="0.1666in"/>
    </style:style>
    <style:style style:name="T15" style:parent-style-name="Internetlink" style:family="text">
      <style:text-properties style:font-name="Calibri" style:font-name-complex="Calibri"/>
    </style:style>
    <style:style style:name="T16" style:parent-style-name="DefaultParagraphFont" style:family="text">
      <style:text-properties style:font-name="Calibri" style:font-name-complex="Calibri"/>
    </style:style>
    <style:style style:name="T17" style:parent-style-name="DefaultParagraphFont" style:family="text">
      <style:text-properties style:font-name="Calibri" style:font-name-complex="Calibri"/>
    </style:style>
    <style:style style:name="P18" style:parent-style-name="Standard" style:family="paragraph">
      <style:paragraph-properties fo:line-height="0.1666in"/>
    </style:style>
    <style:style style:name="T19" style:parent-style-name="Internetlink" style:family="text">
      <style:text-properties style:font-name="Calibri" style:font-name-complex="Calibri"/>
    </style:style>
    <style:style style:name="T20" style:parent-style-name="Internetlink" style:family="text">
      <style:text-properties style:font-name="Calibri" style:font-name-complex="Calibri"/>
    </style:style>
    <style:style style:name="T21" style:parent-style-name="DefaultParagraphFont" style:family="text">
      <style:text-properties style:font-name="Calibri" style:font-name-complex="Calibri"/>
    </style:style>
    <style:style style:name="P22" style:parent-style-name="Standard" style:family="paragraph">
      <style:paragraph-properties fo:line-height="0.1666in"/>
    </style:style>
    <style:style style:name="T23" style:parent-style-name="Internetlink" style:family="text">
      <style:text-properties style:font-name="Calibri" style:font-name-complex="Calibri"/>
    </style:style>
    <style:style style:name="T24" style:parent-style-name="Internetlink" style:family="text">
      <style:text-properties style:font-name="Calibri" style:font-name-complex="Calibri"/>
    </style:style>
    <style:style style:name="T25" style:parent-style-name="DefaultParagraphFont" style:family="text">
      <style:text-properties style:font-name="Calibri" style:font-name-complex="Calibri"/>
    </style:style>
    <style:style style:name="P26" style:parent-style-name="Standard" style:family="paragraph">
      <style:paragraph-properties fo:margin-top="0.1666in" fo:line-height="0.1666in"/>
    </style:style>
    <style:style style:name="T27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28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29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30" style:parent-style-name="Standard" style:family="paragraph">
      <style:paragraph-properties fo:line-height="0.1666in"/>
    </style:style>
    <style:style style:name="T31" style:parent-style-name="DefaultParagraphFont" style:family="text">
      <style:text-properties style:font-name="Calibri" style:font-name-complex="Calibri"/>
    </style:style>
    <style:style style:name="T32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33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34" style:parent-style-name="Standard" style:family="paragraph">
      <style:paragraph-properties fo:line-height="0.1666in"/>
    </style:style>
    <style:style style:name="T35" style:parent-style-name="DefaultParagraphFont" style:family="text">
      <style:text-properties style:font-name="Calibri" style:font-name-complex="Calibri"/>
    </style:style>
    <style:style style:name="T36" style:parent-style-name="DefaultParagraphFont" style:family="text">
      <style:text-properties style:font-name="Calibri" style:font-name-complex="Calibri"/>
    </style:style>
    <style:style style:name="T37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38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39" style:parent-style-name="Standard" style:family="paragraph">
      <style:paragraph-properties fo:line-height="0.1666in"/>
    </style:style>
    <style:style style:name="T40" style:parent-style-name="DefaultParagraphFont" style:family="text">
      <style:text-properties style:font-name="Calibri" style:font-name-complex="Calibri"/>
    </style:style>
    <style:style style:name="T41" style:parent-style-name="DefaultParagraphFont" style:family="text">
      <style:text-properties style:font-name="Calibri" style:font-name-complex="Calibri"/>
    </style:style>
    <style:style style:name="T42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43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44" style:parent-style-name="Standard" style:family="paragraph">
      <style:paragraph-properties fo:line-height="0.1666in"/>
    </style:style>
    <style:style style:name="T45" style:parent-style-name="DefaultParagraphFont" style:family="text">
      <style:text-properties style:font-name="Calibri" style:font-name-complex="Calibri"/>
    </style:style>
    <style:style style:name="T46" style:parent-style-name="Internetlink" style:family="text">
      <style:text-properties style:font-name="Calibri" style:font-name-complex="Calibri"/>
    </style:style>
    <style:style style:name="T47" style:parent-style-name="DefaultParagraphFont" style:family="text">
      <style:text-properties style:font-name="Calibri" style:font-name-complex="Calibri"/>
    </style:style>
    <style:style style:name="T48" style:parent-style-name="DefaultParagraphFont" style:family="text">
      <style:text-properties style:font-name="Calibri" style:font-name-complex="Calibri"/>
    </style:style>
    <style:style style:name="P49" style:parent-style-name="Standard" style:family="paragraph">
      <style:paragraph-properties fo:line-height="0.1666in"/>
    </style:style>
    <style:style style:name="T50" style:parent-style-name="DefaultParagraphFont" style:family="text">
      <style:text-properties style:font-name="Calibri" style:font-name-complex="Calibri"/>
    </style:style>
    <style:style style:name="T51" style:parent-style-name="Internetlink" style:family="text">
      <style:text-properties style:font-name="Calibri" style:font-name-complex="Calibri"/>
    </style:style>
    <style:style style:name="T52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53" style:parent-style-name="Standard" style:family="paragraph">
      <style:paragraph-properties fo:line-height="0.1666in"/>
    </style:style>
    <style:style style:name="T54" style:parent-style-name="DefaultParagraphFont" style:family="text">
      <style:text-properties style:font-name="Calibri" style:font-name-complex="Calibri"/>
    </style:style>
    <style:style style:name="T55" style:parent-style-name="Internetlink" style:family="text">
      <style:text-properties style:font-name="Calibri" style:font-name-complex="Calibri"/>
    </style:style>
    <style:style style:name="T56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57" style:parent-style-name="Standard" style:family="paragraph">
      <style:paragraph-properties fo:line-height="0.1666in"/>
    </style:style>
    <style:style style:name="T58" style:parent-style-name="DefaultParagraphFont" style:family="text">
      <style:text-properties style:font-name="Calibri" style:font-name-complex="Calibri"/>
    </style:style>
    <style:style style:name="T59" style:parent-style-name="DefaultParagraphFont" style:family="text">
      <style:text-properties style:font-name="Calibri" style:font-name-complex="Calibri"/>
    </style:style>
    <style:style style:name="T60" style:parent-style-name="Internetlink" style:family="text">
      <style:text-properties style:font-name="Calibri" style:font-name-complex="Calibri"/>
    </style:style>
    <style:style style:name="T61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62" style:parent-style-name="Standard" style:family="paragraph">
      <style:paragraph-properties fo:line-height="0.1666in"/>
    </style:style>
    <style:style style:name="T63" style:parent-style-name="DefaultParagraphFont" style:family="text">
      <style:text-properties style:font-name="Calibri" style:font-name-complex="Calibri"/>
    </style:style>
    <style:style style:name="T64" style:parent-style-name="Internetlink" style:family="text">
      <style:text-properties style:font-name="Calibri" style:font-name-complex="Calibri"/>
    </style:style>
    <style:style style:name="T65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66" style:parent-style-name="Standard" style:family="paragraph">
      <style:paragraph-properties fo:line-height="0.1666in"/>
    </style:style>
    <style:style style:name="T67" style:parent-style-name="DefaultParagraphFont" style:family="text">
      <style:text-properties style:font-name="Calibri" style:font-name-complex="Calibri"/>
    </style:style>
    <style:style style:name="P68" style:parent-style-name="ListParagraph" style:family="paragraph">
      <style:paragraph-properties fo:margin-top="0.1666in" fo:line-height="0.1666in"/>
    </style:style>
    <style:style style:name="T69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70" style:parent-style-name="ListParagraph" style:family="paragraph">
      <style:paragraph-properties fo:margin-top="0.1666in" fo:margin-bottom="0.1666in" fo:line-height="0.1666in"/>
    </style:style>
    <style:style style:name="T71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72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73" style:parent-style-name="ListParagraph" style:family="paragraph">
      <style:paragraph-properties fo:margin-top="0.1666in" fo:margin-bottom="0.1666in" fo:line-height="0.1666in"/>
    </style:style>
    <style:style style:name="T74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75" style:parent-style-name="Standard" style:family="paragraph">
      <style:paragraph-properties fo:margin-top="0.1666in" fo:margin-bottom="0.1666in"/>
    </style:style>
    <style:style style:name="T7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7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78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7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8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81" style:parent-style-name="Standard" style:family="paragraph">
      <style:paragraph-properties fo:margin-top="0.1666in" fo:margin-bottom="0.1666in"/>
    </style:style>
    <style:style style:name="T8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8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84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T85" style:parent-style-name="DefaultParagraphFont" style:family="text">
      <style:text-properties style:font-name="Calibri" style:font-name-complex="Calibri" fo:color="#1F497D" fo:font-size="12pt" style:font-size-asian="12pt" style:font-size-complex="12pt"/>
    </style:style>
    <style:style style:name="T86" style:parent-style-name="DefaultParagraphFont" style:family="text">
      <style:text-properties style:font-name="Calibri" style:font-name-complex="Calibri" fo:color="#1F497D" fo:font-size="12pt" style:font-size-asian="12pt" style:font-size-complex="12pt"/>
    </style:style>
    <style:style style:name="T87" style:parent-style-name="DefaultParagraphFont" style:family="text">
      <style:text-properties style:font-name="Calibri" style:font-name-complex="Calibri" fo:color="#1F497D" fo:font-size="12pt" style:font-size-asian="12pt" style:font-size-complex="12pt"/>
    </style:style>
    <style:style style:name="T88" style:parent-style-name="DefaultParagraphFont" style:family="text">
      <style:text-properties style:font-name="Calibri" style:font-name-complex="Calibri" fo:color="#1F497D" fo:font-size="12pt" style:font-size-asian="12pt" style:font-size-complex="12pt"/>
    </style:style>
    <style:style style:name="P89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9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9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92" style:parent-style-name="Standard" style:family="paragraph">
      <style:paragraph-properties fo:margin-top="0.1666in" fo:margin-bottom="0.1666in"/>
    </style:style>
    <style:style style:name="T9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9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95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P96" style:parent-style-name="Standard" style:family="paragraph">
      <style:paragraph-properties fo:margin-top="0.1666in" fo:margin-bottom="0.1666in"/>
    </style:style>
    <style:style style:name="T97" style:parent-style-name="DefaultParagraphFont" style:family="text">
      <style:text-properties style:font-name="Calibri" style:font-name-complex="Calibri" fo:color="#1F497D" fo:font-size="12pt" style:font-size-asian="12pt" style:font-size-complex="12pt"/>
    </style:style>
    <style:style style:name="T98" style:parent-style-name="DefaultParagraphFont" style:family="text">
      <style:text-properties style:font-name="Calibri" style:font-name-complex="Calibri" fo:color="#1F497D" fo:font-size="12pt" style:font-size-asian="12pt" style:font-size-complex="12pt" fo:language="en" fo:country="IN"/>
    </style:style>
    <style:style style:name="P99" style:parent-style-name="Standard" style:family="paragraph">
      <style:paragraph-properties fo:margin-top="0.1666in" fo:margin-bottom="0.1666in"/>
      <style:text-properties style:font-name="Calibri" style:font-name-complex="Calibri" fo:color="#1F497D" fo:font-size="12pt" style:font-size-asian="12pt" style:font-size-complex="12pt"/>
    </style:style>
    <style:style style:name="P100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0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0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03" style:parent-style-name="Standard" style:family="paragraph">
      <style:paragraph-properties fo:margin-top="0.1666in" fo:margin-bottom="0.1666in"/>
    </style:style>
    <style:style style:name="T10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0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06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Calibri" style:font-name-complex="Calibri" fo:color="#1F497D" fo:font-size="12pt" style:font-size-asian="12pt" style:font-size-complex="12pt" fo:hyphenate="true"/>
    </style:style>
    <style:style style:name="P107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Calibri" style:font-name-complex="Calibri" fo:color="#1F497D" fo:font-size="12pt" style:font-size-asian="12pt" style:font-size-complex="12pt" fo:hyphenate="true"/>
    </style:style>
    <style:style style:name="P108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Calibri" style:font-name-complex="Calibri" fo:color="#1F497D" fo:font-size="12pt" style:font-size-asian="12pt" style:font-size-complex="12pt" fo:hyphenate="true"/>
    </style:style>
    <style:style style:name="P109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Calibri" style:font-name-complex="Calibri" fo:color="#1F497D" fo:font-size="12pt" style:font-size-asian="12pt" style:font-size-complex="12pt" fo:hyphenate="true"/>
    </style:style>
    <style:style style:name="P110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Calibri" style:font-name-complex="Calibri" fo:color="#1F497D" fo:font-size="12pt" style:font-size-asian="12pt" style:font-size-complex="12pt" fo:hyphenate="true"/>
    </style:style>
    <style:style style:name="P111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Calibri" style:font-name-complex="Calibri" fo:color="#1F497D" fo:font-size="12pt" style:font-size-asian="12pt" style:font-size-complex="12pt" fo:hyphenate="true"/>
    </style:style>
    <style:style style:name="P112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Calibri" style:font-name-complex="Calibri" fo:color="#1F497D" fo:font-size="12pt" style:font-size-asian="12pt" style:font-size-complex="12pt" fo:hyphenate="true"/>
    </style:style>
    <style:style style:name="P113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1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1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1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1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18" style:parent-style-name="Standard" style:family="paragraph">
      <style:paragraph-properties fo:margin-top="0.1666in" fo:margin-bottom="0.1666in"/>
    </style:style>
    <style:style style:name="T11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2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21" style:parent-style-name="DefaultParagraphFont" style:family="text">
      <style:text-properties fo:color="#202122" fo:font-size="10.5pt" style:font-size-asian="10.5pt" style:font-size-complex="10.5pt" fo:background-color="#FFFFFF"/>
    </style:style>
    <style:style style:name="T122" style:parent-style-name="DefaultParagraphFont" style:family="text">
      <style:text-properties style:font-name="Calibri" style:font-name-complex="Calibri" fo:color="#1F497D" fo:font-size="12pt" style:font-size-asian="12pt" style:font-size-complex="12pt"/>
    </style:style>
    <style:style style:name="P123" style:parent-style-name="Standard" style:family="paragraph">
      <style:paragraph-properties fo:margin-top="0.1666in" fo:margin-bottom="0.1666in"/>
    </style:style>
    <style:style style:name="T12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2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26" style:parent-style-name="Standard" style:family="paragraph">
      <style:paragraph-properties fo:margin-top="0.1666in" fo:margin-bottom="0.1666in"/>
    </style:style>
    <style:style style:name="T12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2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29" style:parent-style-name="mw-headline" style:family="text">
      <style:text-properties style:font-name="Calibri" fo:color="#1F497D" fo:font-size="12pt" style:font-size-asian="12pt" style:font-size-complex="12pt"/>
    </style:style>
    <style:style style:name="T130" style:parent-style-name="DefaultParagraphFont" style:family="text">
      <style:text-properties style:font-name="Calibri" fo:color="#1F497D" fo:font-size="12pt" style:font-size-asian="12pt" style:font-size-complex="12pt"/>
    </style:style>
    <style:style style:name="T131" style:parent-style-name="mw-headline" style:family="text">
      <style:text-properties style:font-name="Calibri" fo:color="#1F497D" fo:font-size="12pt" style:font-size-asian="12pt" style:font-size-complex="12pt"/>
    </style:style>
    <style:style style:name="T132" style:parent-style-name="mw-headline" style:family="text">
      <style:text-properties style:font-name="Calibri" fo:color="#1F497D" fo:font-size="12pt" style:font-size-asian="12pt" style:font-size-complex="12pt" fo:language="en" fo:country="IN"/>
    </style:style>
    <style:style style:name="T133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P134" style:parent-style-name="Standard" style:family="paragraph">
      <style:paragraph-properties fo:margin-top="0.1666in" fo:margin-bottom="0.1666in"/>
    </style:style>
    <style:style style:name="T13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3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37" style:parent-style-name="Standard" style:family="paragraph">
      <style:paragraph-properties fo:margin-top="0.1666in" fo:margin-bottom="0.1666in"/>
    </style:style>
    <style:style style:name="T13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3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40" style:parent-style-name="mw-headline" style:family="text">
      <style:text-properties style:font-name="Calibri" fo:color="#1F497D" fo:font-size="12pt" style:font-size-asian="12pt" style:font-size-complex="12pt"/>
    </style:style>
    <style:style style:name="T141" style:parent-style-name="mw-headline" style:family="text">
      <style:text-properties style:font-name="Calibri" fo:color="#1F497D" fo:font-size="12pt" style:font-size-asian="12pt" style:font-size-complex="12pt" fo:language="en" fo:country="IN"/>
    </style:style>
    <style:style style:name="P142" style:parent-style-name="Standard" style:family="paragraph">
      <style:paragraph-properties fo:margin-top="0.1666in" fo:margin-bottom="0.1666in"/>
    </style:style>
    <style:style style:name="T14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4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4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4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47" style:parent-style-name="DefaultParagraphFont" style:family="text">
      <style:text-properties style:font-name="Calibri" style:font-name-complex="Calibri" fo:font-size="12pt" style:font-size-asian="12pt" style:font-size-complex="12pt" fo:language="en" fo:country="IN"/>
    </style:style>
    <style:style style:name="T148" style:parent-style-name="mw-headline" style:family="text">
      <style:text-properties style:font-name="Calibri" fo:color="#1F497D" fo:font-size="12pt" style:font-size-asian="12pt" style:font-size-complex="12pt"/>
    </style:style>
    <style:style style:name="T149" style:parent-style-name="mw-headline" style:family="text">
      <style:text-properties style:font-name="Calibri" fo:color="#1F497D" fo:font-size="12pt" style:font-size-asian="12pt" style:font-size-complex="12pt"/>
    </style:style>
    <style:style style:name="T150" style:parent-style-name="mw-headline" style:family="text">
      <style:text-properties style:font-name="Calibri" fo:color="#1F497D" fo:font-size="12pt" style:font-size-asian="12pt" style:font-size-complex="12pt"/>
    </style:style>
    <style:style style:name="T151" style:parent-style-name="mw-headline" style:family="text">
      <style:text-properties fo:language="en" fo:country="IN"/>
    </style:style>
    <style:style style:name="T152" style:parent-style-name="mw-headline" style:family="text">
      <style:text-properties style:font-name="Calibri" fo:color="#1F497D" fo:font-size="12pt" style:font-size-asian="12pt" style:font-size-complex="12pt"/>
    </style:style>
    <style:style style:name="P153" style:parent-style-name="Standard" style:family="paragraph">
      <style:paragraph-properties fo:margin-top="0.1666in" fo:margin-bottom="0.1666in"/>
    </style:style>
    <style:style style:name="P15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55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156" style:parent-style-name="Standard" style:family="paragraph">
      <style:paragraph-properties fo:break-before="page" fo:margin-top="0.1666in" fo:margin-bottom="0.1666in"/>
    </style:style>
    <style:style style:name="T15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158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5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6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61" style:parent-style-name="Standard" style:family="paragraph">
      <style:paragraph-properties fo:margin-top="0.1666in" fo:margin-bottom="0.1666in"/>
    </style:style>
    <style:style style:name="T16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6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64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6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6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67" style:parent-style-name="Standard" style:family="paragraph">
      <style:paragraph-properties fo:margin-top="0.1666in" fo:margin-bottom="0.1666in"/>
    </style:style>
    <style:style style:name="T16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6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70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7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7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7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74" style:parent-style-name="Standard" style:family="paragraph">
      <style:paragraph-properties fo:margin-top="0.1666in"/>
    </style:style>
    <style:style style:name="T17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76" style:parent-style-name="Standard" style:family="paragraph"/>
    <style:style style:name="T17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78" style:parent-style-name="Standard" style:family="paragraph"/>
    <style:style style:name="T17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80" style:parent-style-name="Standard" style:family="paragraph">
      <style:paragraph-properties fo:margin-bottom="0.1666in"/>
    </style:style>
    <style:style style:name="T18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82" style:parent-style-name="Standard" style:family="paragraph">
      <style:paragraph-properties fo:margin-top="0.1666in" fo:margin-bottom="0.1666in"/>
    </style:style>
    <style:style style:name="T18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8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8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8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8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8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8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9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200" style:parent-style-name="Standard" style:family="paragraph">
      <style:paragraph-properties fo:break-before="page" fo:margin-top="0.1666in" fo:margin-bottom="0.1666in"/>
    </style:style>
    <style:style style:name="T20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202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0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0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05" style:parent-style-name="Standard" style:family="paragraph">
      <style:paragraph-properties fo:margin-top="0.1666in" fo:margin-bottom="0.1666in"/>
    </style:style>
    <style:style style:name="T20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0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08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0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1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11" style:parent-style-name="Standard" style:family="paragraph">
      <style:paragraph-properties fo:margin-top="0.1666in" fo:margin-bottom="0.1666in"/>
    </style:style>
    <style:style style:name="T21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1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14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1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1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17" style:parent-style-name="Standard" style:family="paragraph">
      <style:paragraph-properties fo:margin-top="0.1666in" fo:margin-bottom="0.1666in"/>
    </style:style>
    <style:style style:name="T21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1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20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2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2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2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24" style:parent-style-name="Standard" style:family="paragraph">
      <style:paragraph-properties fo:margin-top="0.1666in" fo:margin-bottom="0.1666in"/>
    </style:style>
    <style:style style:name="T22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2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27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2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2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30" style:parent-style-name="Standard" style:family="paragraph">
      <style:paragraph-properties fo:margin-top="0.1666in" fo:margin-bottom="0.1666in"/>
    </style:style>
    <style:style style:name="T23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3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3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3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3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3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3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3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3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4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4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4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4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4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45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246" style:parent-style-name="Standard" style:family="paragraph">
      <style:paragraph-properties fo:break-before="page" fo:margin-top="0.1666in" fo:margin-bottom="0.1666in"/>
    </style:style>
    <style:style style:name="T24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248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4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5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51" style:parent-style-name="Standard" style:family="paragraph">
      <style:paragraph-properties fo:margin-top="0.1666in" fo:margin-bottom="0.1666in"/>
    </style:style>
    <style:style style:name="T25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5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54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5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5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57" style:parent-style-name="Standard" style:family="paragraph">
      <style:paragraph-properties fo:margin-top="0.1666in" fo:margin-bottom="0.1666in"/>
    </style:style>
    <style:style style:name="T25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5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60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6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6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63" style:parent-style-name="Standard" style:family="paragraph">
      <style:paragraph-properties fo:margin-top="0.1666in" fo:margin-bottom="0.1666in"/>
    </style:style>
    <style:style style:name="T26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6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66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6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6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6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70" style:parent-style-name="Standard" style:family="paragraph">
      <style:paragraph-properties fo:margin-top="0.1666in" fo:margin-bottom="0.1666in"/>
    </style:style>
    <style:style style:name="T27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7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7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7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7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7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7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7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7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8" style:parent-style-name="Standard" style:family="paragraph">
      <style:paragraph-properties fo:break-before="page"/>
    </style:style>
    <style:style style:name="T28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290" style:parent-style-name="Standard" style:family="paragraph">
      <style:paragraph-properties fo:margin-top="0.1666in" fo:margin-bottom="0.1666in"/>
    </style:style>
    <style:style style:name="T29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9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93" style:parent-style-name="Standard" style:family="paragraph">
      <style:paragraph-properties fo:margin-top="0.1666in" fo:margin-bottom="0.1666in"/>
    </style:style>
    <style:style style:name="T29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9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96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9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9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99" style:parent-style-name="Standard" style:family="paragraph">
      <style:paragraph-properties fo:margin-top="0.1666in" fo:margin-bottom="0.1666in"/>
    </style:style>
    <style:style style:name="T30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0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02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0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0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05" style:parent-style-name="Standard" style:family="paragraph">
      <style:paragraph-properties fo:margin-top="0.1666in" fo:margin-bottom="0.1666in"/>
    </style:style>
    <style:style style:name="T30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0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08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0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1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1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12" style:parent-style-name="Standard" style:family="paragraph">
      <style:paragraph-properties fo:margin-top="0.1666in" fo:margin-bottom="0.1666in"/>
    </style:style>
    <style:style style:name="T31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1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1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1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1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1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1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2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2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2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2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2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2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2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2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2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2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30" style:parent-style-name="Standard" style:family="paragraph">
      <style:paragraph-properties fo:margin-top="0.1666in" fo:margin-bottom="0.1666in"/>
    </style:style>
    <style:style style:name="T33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332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3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3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35" style:parent-style-name="Standard" style:family="paragraph">
      <style:paragraph-properties fo:margin-top="0.1666in" fo:margin-bottom="0.1666in"/>
    </style:style>
    <style:style style:name="T33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3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38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3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4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41" style:parent-style-name="Standard" style:family="paragraph">
      <style:paragraph-properties fo:margin-top="0.1666in" fo:margin-bottom="0.1666in"/>
    </style:style>
    <style:style style:name="T34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4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44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4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4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47" style:parent-style-name="Standard" style:family="paragraph">
      <style:paragraph-properties fo:margin-top="0.1666in" fo:margin-bottom="0.1666in"/>
    </style:style>
    <style:style style:name="T34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4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50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5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5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5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54" style:parent-style-name="Standard" style:family="paragraph">
      <style:paragraph-properties fo:margin-top="0.1666in" fo:margin-bottom="0.1666in"/>
    </style:style>
    <style:style style:name="T35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5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5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5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59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360" style:parent-style-name="Standard" style:family="paragraph">
      <style:paragraph-properties fo:break-before="page" fo:margin-top="0.1666in" fo:margin-bottom="0.1666in"/>
    </style:style>
    <style:style style:name="T36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362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6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6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65" style:parent-style-name="Standard" style:family="paragraph">
      <style:paragraph-properties fo:margin-top="0.1666in" fo:margin-bottom="0.1666in"/>
    </style:style>
    <style:style style:name="T36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6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68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6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7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7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72" style:parent-style-name="Standard" style:family="paragraph">
      <style:paragraph-properties fo:margin-top="0.1666in" fo:margin-bottom="0.1666in"/>
    </style:style>
    <style:style style:name="T37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74" style:parent-style-name="DefaultParagraphFont" style:family="text">
      <style:text-properties style:font-name="Calibri" style:font-name-complex="Calibri" fo:font-size="12pt" style:font-size-asian="12pt" style:font-size-complex="12pt"/>
    </style:style>
  </office:automatic-styles>
  <office:body>
    <office:text text:use-soft-page-breaks="true">
      <text:p text:style-name="P1"><text:span text:style-name="T2">References:</text:span></text:p>
      <text:list text:style-name="WWNum1">
        <text:list-item text:start-value="1">
          <text:p text:style-name="P3"><text:span text:style-name="T4">Starbucks Wiki Page:<text:s/></text:span><text:a xlink:href="https://en.wikipedia.org/wiki/Starbucks" office:target-frame-name="_top" xlink:show="replace"><text:span text:style-name="T5">https://en.wikipedia.org/wiki/Starbucks</text:span></text:a><text:span text:style-name="T6"><text:line-break/></text:span></text:p>
        </text:list-item>
        <text:list-item>
          <text:p text:style-name="P7"><text:span text:style-name="T8">Starbucks in India Wiki Page:<text:s/></text:span><text:a xlink:href="https://en.wikipedia.org/wiki/Tata_Starbucks" office:target-frame-name="_top" xlink:show="replace"><text:span text:style-name="T9">https://en.wikipedia.org/wiki/Tata_Starbucks</text:span></text:a><text:span text:style-name="T10"><text:line-break/></text:span></text:p>
        </text:list-item>
        <text:list-item>
          <text:p text:style-name="P11"><text:span text:style-name="T12">Interviews and news articles:</text:span><text:span text:style-name="T13"><text:tab/></text:span></text:p>
        </text:list-item>
      </text:list>
      <text:list text:style-name="WWNum4" text:continue-numbering="true">
        <text:list-item>
          <text:list>
            <text:list-item>
              <text:p text:style-name="P14"><text:a xlink:href="http://everythingexperiential.businessworld.in/article/We-need-to-look-at-marketing-as-an-experience-rather-than-a-transaction-Deepa-Krishnan-Starbucks-India/05-03-2020-185596/" office:target-frame-name="_top" xlink:show="replace"><text:span text:style-name="T15">http://everythingexperiential.businessworld.in/article/We-need-to-look-at-marketing-as-an-experience-rather-than-a-transaction-Deepa-Krishnan-Starbucks-India/05-03-2020-185596/</text:span></text:a><text:span text:style-name="T16"><text:s/>(Mar</text:span><text:span text:style-name="T17">ch 2020)</text:span></text:p>
            </text:list-item>
            <text:list-item>
              <text:p text:style-name="P18"><text:a xlink:href="https://www.indiatoday.in/education-today/featurephilia/story/meet-starbucks-marketing-brain-growth-india-963235-2017-03-01" office:target-frame-name="_top" xlink:show="replace"><text:span text:style-name="T19">https://www.indiatoday.in/education-today/featurephilia/story/meet-starbucks-marketing-brain-growth-india-</text:span><text:span text:style-name="T20">963235-2017-03-01</text:span></text:a><text:span text:style-name="T21"><text:s/>(January 2018)</text:span></text:p>
            </text:list-item>
            <text:list-item>
              <text:p text:style-name="P22"><text:a xlink:href="https://brandequity.economictimes.indiatimes.com/news/marketing/for-starbucks-india-it-is-all-about-creating-the-third-place-experience/56140266" office:target-frame-name="_top" xlink:show="replace"><text:span text:style-name="T23">https://brandequity.economictimes.indiatimes.com/news/marketi</text:span><text:span text:style-name="T24">ng/for-starbucks-india-it-is-all-about-creating-the-third-place-experience/56140266</text:span></text:a><text:span text:style-name="T25"><text:s/>(December 2016)</text:span></text:p>
            </text:list-item>
          </text:list>
        </text:list-item>
      </text:list>
      <text:list text:style-name="WWNum1" text:continue-numbering="true">
        <text:list-item>
          <text:p text:style-name="P26"><text:a xlink:href="https://stories.starbucks.com/stories/2012/starbucks-announces-beverage-innovation-using-green-coffee-extract-with-sta/" office:target-frame-name="_top" xlink:show="replace"><text:span text:style-name="T27">https://stories.sta</text:span><text:span text:style-name="T28">rbucks.com/stories/2012/starbucks-announces-beverage-innovation-using-green-coffee-extract-with-sta/</text:span></text:a><text:span text:style-name="T29"><text:line-break/></text:span></text:p>
        </text:list-item>
        <text:list-item>
          <text:p text:style-name="P30"><text:span text:style-name="T31">Starbucks India menu (without prices):<text:s/></text:span><text:a xlink:href="https://www.starbucks.in/menu-list" office:target-frame-name="_top" xlink:show="replace"><text:span text:style-name="T32">https://www.starbucks.in/menu-list</text:span></text:a><text:span text:style-name="T33"><text:line-break/></text:span></text:p>
        </text:list-item>
        <text:list-item>
          <text:p text:style-name="P34"><text:span text:style-name="T35">Starbucks CP, New Delhi men</text:span><text:span text:style-name="T36">u:<text:s/></text:span><text:a xlink:href="https://magicpin.in/New-Delhi/Connaught-Place-(Cp)/Restaurant/Starbucks/store/1217/menu/" office:target-frame-name="_top" xlink:show="replace"><text:span text:style-name="T37">https://magicpin.in/New-Delhi/Connaught-Place-(Cp)/Restaurant/Starbucks/store/1217/menu/</text:span></text:a><text:span text:style-name="T38"><text:line-break/></text:span></text:p>
        </text:list-item>
        <text:list-item>
          <text:p text:style-name="P39"><text:span text:style-name="T40">Starbucks Corporation’s Marketing Mix (4Ps) Analysis (201</text:span><text:span text:style-name="T41">9):<text:s/></text:span><text:a xlink:href="http://panmore.com/starbucks-coffee-marketing-mix-4ps-analysis" office:target-frame-name="_top" xlink:show="replace"><text:span text:style-name="T42">http://panmore.com/starbucks-coffee-marketing-mix-4ps-analysis</text:span></text:a><text:span text:style-name="T43"><text:line-break/></text:span></text:p>
        </text:list-item>
        <text:list-item>
          <text:p text:style-name="P44"><text:span text:style-name="T45">Starbucks India Marketing Strategy (2016):<text:s/></text:span><text:a xlink:href="https://www.slideshare.net/Rjrockzcool/starbucks-india-marketing-strategy" office:target-frame-name="_top" xlink:show="replace"><text:span text:style-name="T46">https://www.slideshare.net/Rjrockzcool/starbucks-india-marketing-strategy</text:span></text:a><text:span text:style-name="T47"><text:s/></text:span><text:span text:style-name="T48"><text:line-break/></text:span></text:p>
        </text:list-item>
        <text:list-item>
          <text:p text:style-name="P49"><text:span text:style-name="T50">Entry of Starbucks in Indian Market (2016):<text:s/></text:span><text:a xlink:href="https://www.researchgate.net/publication/316600552_Case_Study-_Entry_of_Starbucks_in_Indian_Market" office:target-frame-name="_top" xlink:show="replace"><text:span text:style-name="T51">https://www.researchgate.net/publication/316600552_Case_Study-_Entry_of_Starbucks_in_Indian_Market</text:span></text:a><text:span text:style-name="T52"><text:line-break/></text:span></text:p>
        </text:list-item>
        <text:list-item>
          <text:p text:style-name="P53"><text:span text:style-name="T54">Starbucks Marketing Analysis (2015):<text:s/></text:span><text:a xlink:href="https://www.semanticscholar.org/paper/Starbucks-Marketing-Analysis-Katerina/1d21b5743764f3196cddcb95925059695dad6eeb" office:target-frame-name="_top" xlink:show="replace"><text:span text:style-name="T55">https://www.semanticscholar.org/paper/Starbucks-Marketing-Analysis-Katerina/1d21b5743764f3196cddcb95925059695dad6eeb</text:span></text:a><text:span text:style-name="T56"><text:line-break/></text:span></text:p>
        </text:list-item>
        <text:list-item>
          <text:p text:style-name="P57"><text:span text:style-name="T58">Strate</text:span><text:span text:style-name="T59">gic Marketing: A Case Study of Starbucks (2015):<text:s/></text:span><text:a xlink:href="https://www.slideshare.net/YeeJieNg/bumkt6923grouppresentation" office:target-frame-name="_top" xlink:show="replace"><text:span text:style-name="T60">https://www.slideshare.net/YeeJieNg/bumkt6923grouppresentation</text:span></text:a><text:span text:style-name="T61"><text:line-break/></text:span></text:p>
        </text:list-item>
        <text:list-item>
          <text:p text:style-name="P62"><text:span text:style-name="T63">Strategic Analysis of Starbucks Corporation (2014):<text:s/></text:span><text:a xlink:href="https://scholar.harvard.edu/files/nithingeereddy/files/starbucks_case_analysis.pdf" office:target-frame-name="_top" xlink:show="replace"><text:span text:style-name="T64">https://scholar.harvard.edu/files/nithingeereddy/files/starbucks_case_analysis.pdf</text:span></text:a><text:span text:style-name="T65"><text:line-break/></text:span></text:p>
        </text:list-item>
        <text:list-item>
          <text:p text:style-name="P66"><text:span text:style-name="T67">Other links:</text:span></text:p>
        </text:list-item>
      </text:list>
      <text:list text:style-name="WWNum3">
        <text:list-item>
          <text:p text:style-name="P68"><text:a xlink:href="http://science.knote.com/2014/10/28/starbucks-productivity-secrets/" office:target-frame-name="_top" xlink:show="replace"><text:span text:style-name="T69">http://science.knote.com/2014/10/28/starbucks-productivity-secrets/</text:span></text:a></text:p>
        </text:list-item>
        <text:list-item>
          <text:p text:style-name="P70"><text:a xlink:href="http://panmore.com/starbucks-coffee-operations-management-10-decisions-areas-productivity" office:target-frame-name="_top" xlink:show="replace"><text:span text:style-name="T71">http://panmore.com/starbucks-coffee-operations-management-10-decis</text:span><text:span text:style-name="T72">ions-areas-productivity</text:span></text:a></text:p>
        </text:list-item>
        <text:list-item>
          <text:p text:style-name="P73"><text:a xlink:href="https://www.business-standard.com/article/companies/starbucks-steps-up-its-india-game-116020301281_1.html" office:target-frame-name="_top" xlink:show="replace"><text:span text:style-name="T74">https://www.business-standard.com/article/companies/starbucks-steps-up-its-india-game-116020301281_1.html</text:span></text:a></text:p>
        </text:list-item>
      </text:list>
      <text:p text:style-name="P75"><text:span text:style-name="T76">Questions on Pro</text:span><text:span text:style-name="T77">duct</text:span></text:p>
      <text:p text:style-name="P78"><text:span text:style-name="T79">Q1:</text:span><text:span text:style-name="T80"><text:s/>What is the core product of Starbucks?</text:span></text:p>
      <text:p text:style-name="P81"><text:span text:style-name="T82">A1:</text:span><text:span text:style-name="T83"><text:s/></text:span><text:span text:style-name="T84"><text:s/></text:span><text:span text:style-name="T85">Coffee</text:span><text:span text:style-name="T86"><text:s/>been</text:span><text:span text:style-name="T87"><text:s/>, espressos</text:span><text:span text:style-name="T88"><text:s/>and Starbucks Experience.</text:span></text:p>
      <text:p text:style-name="P89"><text:span text:style-name="T90">Q2:</text:span><text:span text:style-name="T91"><text:s/>What are the actual and augmented products of Starbucks?</text:span></text:p>
      <text:p text:style-name="P92"><text:span text:style-name="T93">A2:</text:span><text:span text:style-name="T94"><text:s/></text:span><text:span text:style-name="T95"><text:s/></text:span></text:p>
      <text:p text:style-name="P96"><text:span text:style-name="T97">Actual products: Drinks and food</text:span><text:span text:style-name="T98">.</text:span></text:p>
      <text:p text:style-name="P99">Augmented products: Starbucks’ merchandise, beer, wine, appetizers, starbucks brand coffee, ice creams, bottled cold coffee drinks are sold at grocery stores. They also provides free wi-fi at some locations,<text:s/>great music, great service, warm atmosphere and provide an environment of community meeting spot, which forms a wider part of the ‘Starbucks</text:p>
      <text:p text:style-name="P100"><text:span text:style-name="T101">Q3:</text:span><text:span text:style-name="T102"><text:s/>What are the various product categories offered by Starbucks?</text:span></text:p>
      <text:p text:style-name="P103"><text:span text:style-name="T104">A3:</text:span><text:span text:style-name="T105"><text:s/></text:span></text:p>
      <text:list text:style-name="LFO9" text:continue-numbering="true">
        <text:list-item>
          <text:p text:style-name="P106">Coffee</text:p>
        </text:list-item>
        <text:list-item>
          <text:p text:style-name="P107">Tea</text:p>
        </text:list-item>
        <text:list-item>
          <text:p text:style-name="P108">Baked goods</text:p>
        </text:list-item>
        <text:list-item>
          <text:p text:style-name="P109">Frappuccino</text:p>
        </text:list-item>
        <text:list-item>
          <text:p text:style-name="P110">Smoothies</text:p>
        </text:list-item>
        <text:list-item>
          <text:p text:style-name="P111">foods<text:s/>Other<text:s/>and beverages</text:p>
        </text:list-item>
        <text:list-item>
          <text:p text:style-name="P112">Merchandise (mugs, instant coffee, etc.)</text:p>
        </text:list-item>
      </text:list>
      <text:p text:style-name="P113"><text:span text:style-name="T114">Q</text:span><text:span text:style-name="T115">4:</text:span><text:span text:style-name="T116"><text:s/>How has Starbucks adapted</text:span><text:span text:style-name="T117"><text:s/>its product offering to suit the Indian market?</text:span></text:p>
      <text:p text:style-name="P118"><text:span text:style-name="T119">A4:</text:span><text:span text:style-name="T120"><text:s/></text:span><text:span text:style-name="T121"> </text:span><text:span text:style-name="T122">Tandoori Paneer Roll, Chocolate Rossomalai Mousse, Malai Chom Chom Tiramisu, Elaichi Mewa Croissant, Chicken Kathi Roll and Murg Tikka Panini to suit Indian customers .  Himalayan bottled mineral water . Free Wi-Fi is available at all Starbucks stores . India Spice Majesty Blend, was specifically developed for the Indian market and is only available in India.</text:span></text:p>
      <text:p text:style-name="P123"><text:span text:style-name="T124">Q5:</text:span><text:span text:style-name="T125"><text:s/>How has Starbucks introduced healthy products in its range?</text:span></text:p>
      <text:p text:style-name="P126"><text:span text:style-name="T127">A5:</text:span><text:span text:style-name="T128"><text:s/></text:span><text:span text:style-name="T129">Low calorie and sugar-free products</text:span><text:span text:style-name="T130">,<text:s/></text:span><text:span text:style-name="T131">Non-dairy milk offerings</text:span><text:span text:style-name="T132">.</text:span><text:span text:style-name="T133"><text:s/></text:span></text:p>
      <text:p text:style-name="P134"><text:span text:style-name="T135">Q6:</text:span><text:span text:style-name="T136"><text:s/>Mention an innovation by Starbucks with regard to an existing product.</text:span></text:p>
      <text:p text:style-name="P137"><text:span text:style-name="T138">A6:</text:span><text:span text:style-name="T139"><text:s/></text:span><text:span text:style-name="T140">Starbucks places advertising between the ordering counter and the counter where you pick up your coffee and pastries</text:span><text:span text:style-name="T141">.</text:span></text:p>
      <text:p text:style-name="P142"><text:span text:style-name="T143">Q7:</text:span><text:span text:style-name="T144"><text:s/>What are some partnerships that Starbucks has entered, from the point of view of product?</text:span></text:p>
      <text:p text:style-name="Normal"><text:span text:style-name="T145">A7:</text:span><text:span text:style-name="T146"><text:s/></text:span><text:span text:style-name="T147"><text:s/></text:span><text:span text:style-name="T148">India through a partnership with the Tata Group</text:span><text:span text:style-name="T149"><text:s/>and Some</text:span><text:span text:style-name="mw-headline"><text:s/></text:span><text:span text:style-name="T150">partnerships</text:span><text:span text:style-name="mw-headline"><text:s/></text:span><text:span text:style-name="T151">.</text:span><text:span text:style-name="mw-headline">Starbucks has entered from the point of view of products are PepsiCo, Aeroplan, Disney, Kraft foods, Apple Inc., Uber eats etc</text:span><text:span text:style-name="T152">.</text:span></text:p>
      <text:p text:style-name="P153"/>
      <text:p text:style-name="P154"/>
      <text:p text:style-name="P155"/>
      <text:p text:style-name="P156"><text:span text:style-name="T157">Questions on Price</text:span></text:p>
      <text:p text:style-name="P158"><text:span text:style-name="T159">Q1:</text:span><text:span text:style-name="T160"><text:s/>What is the most expensive coffee that Starbucks in CP sells?</text:span></text:p>
      <text:p text:style-name="P161"><text:span text:style-name="T162">A1:</text:span><text:span text:style-name="T163"><text:s/>---------</text:span></text:p>
      <text:p text:style-name="P164"><text:span text:style-name="T165">Q2:</text:span><text:span text:style-name="T166"><text:s text:c="2"/>What is the least expensive coffee that Starbucks in CP sells?</text:span></text:p>
      <text:p text:style-name="P167"><text:span text:style-name="T168">A2:</text:span><text:span text:style-name="T169"><text:s/>------------</text:span></text:p>
      <text:p text:style-name="P170"><text:span text:style-name="T171">Q3:</text:span><text:span text:style-name="T172"><text:s/>Which of the following pricing strategies does Sta</text:span><text:span text:style-name="T173">rbucks follow? Justify your answer.</text:span></text:p>
      <text:list text:style-name="WWNum2">
        <text:list-item>
          <text:p text:style-name="P174"><text:span text:style-name="T175">Economy pricing strategy</text:span></text:p>
        </text:list-item>
        <text:list-item>
          <text:p text:style-name="P176"><text:span text:style-name="T177">Penetration pricing strategy</text:span></text:p>
        </text:list-item>
        <text:list-item>
          <text:p text:style-name="P178"><text:span text:style-name="T179">Skimming pricing strategy</text:span></text:p>
        </text:list-item>
        <text:list-item>
          <text:p text:style-name="P180"><text:span text:style-name="T181">Premium pricing strategy</text:span></text:p>
        </text:list-item>
      </text:list>
      <text:p text:style-name="P182"><text:span text:style-name="T183">A3:</text:span><text:span text:style-name="T184"><text:s/>-------------------------------------------------</text:span></text:p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><text:span text:style-name="T201">Questions on Place</text:span></text:p>
      <text:p text:style-name="P202"><text:span text:style-name="T203">Q1:</text:span><text:span text:style-name="T204"><text:s/>How many cities in India have at least one Starbucks store?</text:span></text:p>
      <text:p text:style-name="P205"><text:span text:style-name="T206">A1:</text:span><text:span text:style-name="T207"><text:s/>-----------</text:span></text:p>
      <text:p text:style-name="P208"><text:span text:style-name="T209">Q2:</text:span><text:span text:style-name="T210"><text:s/>What is the total number of Starbucks stores in India?</text:span></text:p>
      <text:p text:style-name="P211"><text:span text:style-name="T212">A2:</text:span><text:span text:style-name="T213"><text:s/>-----------</text:span></text:p>
      <text:p text:style-name="P214"><text:span text:style-name="T215">Q3:</text:span><text:span text:style-name="T216"><text:s/>Which cities in India tend to have a Starbucks store? Why?</text:span></text:p>
      <text:p text:style-name="P217"><text:span text:style-name="T218">A3:</text:span><text:span text:style-name="T219"><text:s/>---------------------</text:span></text:p>
      <text:p text:style-name="P220"><text:span text:style-name="T221">Q4:</text:span><text:span text:style-name="T222"><text:s/>Mention an<text:s/></text:span><text:span text:style-name="T223">innovation by Starbucks with regard to its store strategy.</text:span></text:p>
      <text:p text:style-name="P224"><text:span text:style-name="T225">A4:</text:span><text:span text:style-name="T226"><text:s/>-----------------</text:span></text:p>
      <text:p text:style-name="P227"><text:span text:style-name="T228">Q5:</text:span><text:span text:style-name="T229"><text:s/>What are some partnerships that Starbucks has entered, from the point of view of the place?</text:span></text:p>
      <text:p text:style-name="P230"><text:span text:style-name="T231">A5:</text:span><text:span text:style-name="T232"><text:s/>---------------</text:span></text:p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><text:span text:style-name="T247">Questions on Promotion</text:span></text:p>
      <text:p text:style-name="P248"><text:span text:style-name="T249">Q1:</text:span><text:span text:style-name="T250"><text:s/>What is the primary means of promotion for Starbucks?</text:span></text:p>
      <text:p text:style-name="P251"><text:span text:style-name="T252">A1:</text:span><text:span text:style-name="T253"><text:s/>------------</text:span></text:p>
      <text:p text:style-name="P254"><text:span text:style-name="T255">Q2:</text:span><text:span text:style-name="T256"><text:s/>How does Starbucks go about executing its primary means of promotion?</text:span></text:p>
      <text:p text:style-name="P257"><text:span text:style-name="T258">A2:</text:span><text:span text:style-name="T259"><text:s/>-------------------</text:span></text:p>
      <text:p text:style-name="P260"><text:span text:style-name="T261">Q3:</text:span><text:span text:style-name="T262"><text:s/>What is meant by ‘Third Place’ in the context of the marketing strategy of Starbucks?</text:span></text:p>
      <text:p text:style-name="P263"><text:span text:style-name="T264">A3:</text:span><text:span text:style-name="T265"><text:s/>-------------------------------</text:span></text:p>
      <text:p text:style-name="P266"><text:span text:style-name="T267">Q4:</text:span><text:span text:style-name="T268"><text:s/>What is meant by ‘Fourth Place”</text:span><text:span text:style-name="T269"><text:s/>in the context of the marketing strategy of Starbucks?</text:span></text:p>
      <text:p text:style-name="P270"><text:span text:style-name="T271">A4:</text:span><text:span text:style-name="T272"><text:s/>-----------------------------</text:span></text:p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><text:span text:style-name="T289">Questions on People</text:span></text:p>
      <text:p text:style-name="P290"><text:span text:style-name="T291">Q1:<text:s/></text:span><text:span text:style-name="T292">What are the primary target customer segments for Starbucks?</text:span></text:p>
      <text:p text:style-name="P293"><text:span text:style-name="T294">A1:</text:span><text:span text:style-name="T295"><text:s/>--------------------</text:span></text:p>
      <text:p text:style-name="P296"><text:span text:style-name="T297">Q2:</text:span><text:span text:style-name="T298"><text:s/>What is the connection between the target customer segments for Starbucks and its choice of price and place?</text:span></text:p>
      <text:p text:style-name="P299"><text:span text:style-name="T300">A2:</text:span><text:span text:style-name="T301"><text:s/>-------------------------------</text:span></text:p>
      <text:p text:style-name="P302"><text:span text:style-name="T303">Q3:</text:span><text:span text:style-name="T304"><text:s/>What are Starbucks employees called?</text:span></text:p>
      <text:p text:style-name="P305"><text:span text:style-name="T306">A3:</text:span><text:span text:style-name="T307"><text:s/>-----------------------------</text:span></text:p>
      <text:p text:style-name="P308"><text:span text:style-name="T309">Q4:</text:span><text:span text:style-name="T310"><text:s/>Ment</text:span><text:span text:style-name="T311">ion an innovation by Starbucks with regard to its employee training.</text:span></text:p>
      <text:p text:style-name="P312"><text:span text:style-name="T313">A4:</text:span><text:span text:style-name="T314"><text:s/>--------------------------------------------------------</text:span></text:p>
      <text:p text:style-name="P315"/>
      <text:p text:style-name="P316"/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><text:span text:style-name="T331">Questions on Physical Evidence</text:span></text:p>
      <text:p text:style-name="P332"><text:span text:style-name="T333">Q1:</text:span><text:span text:style-name="T334"><text:s/>How does the Starbucks store layout contribute to its marketing strategy?</text:span></text:p>
      <text:p text:style-name="P335"><text:span text:style-name="T336">A1:</text:span><text:span text:style-name="T337"><text:s/>-------------------</text:span></text:p>
      <text:p text:style-name="P338"><text:span text:style-name="T339">Q2:</text:span><text:span text:style-name="T340"><text:s/>What is the Starbucks logo?</text:span></text:p>
      <text:p text:style-name="P341"><text:span text:style-name="T342">A2:</text:span><text:span text:style-name="T343"><text:s/>------------------</text:span></text:p>
      <text:p text:style-name="P344"><text:span text:style-name="T345">Q3:</text:span><text:span text:style-name="T346"><text:s/>Has the Starbucks logo evolved over time?</text:span></text:p>
      <text:p text:style-name="P347"><text:span text:style-name="T348">A3:</text:span><text:span text:style-name="T349"><text:s/>------------------------------------</text:span></text:p>
      <text:p text:style-name="P350"><text:span text:style-name="T351">Q4:</text:span><text:span text:style-name="T352"><text:s/>Can the Starbucks app be considered part of physical evidence in the 7 Ps framework?<text:s/></text:span><text:span text:style-name="T353">Justify your answer.</text:span></text:p>
      <text:p text:style-name="P354"><text:span text:style-name="T355">A4:</text:span><text:span text:style-name="T356"><text:s/>---------------------------</text:span></text:p>
      <text:p text:style-name="P357"/>
      <text:p text:style-name="P358"/>
      <text:p text:style-name="P359"/>
      <text:p text:style-name="P360"><text:span text:style-name="T361">Questions on Process</text:span></text:p>
      <text:p text:style-name="P362"><text:span text:style-name="T363">Q1:</text:span><text:span text:style-name="T364"><text:s/>What is the process improvement philosophy that Starbucks adopted a decade ago to improve its productivity?</text:span></text:p>
      <text:p text:style-name="P365"><text:span text:style-name="T366">A1:</text:span><text:span text:style-name="T367"><text:s/>--------------------------------------------</text:span></text:p>
      <text:p text:style-name="P368"><text:span text:style-name="T369">Q2:</text:span><text:span text:style-name="T370"><text:s/>What are some</text:span><text:span text:style-name="T371"><text:s/>of the key metrics that Starbucks uses to measure in-store productivity?</text:span></text:p>
      <text:p text:style-name="P372"><text:span text:style-name="T373">A2:</text:span><text:span text:style-name="T374"><text:s/>---------------------------------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ooter" style:display-name="Footer" style:family="paragraph" style:parent-style-name="Standard">
      <style:text-properties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Label1" style:display-name="ListLabel 1" style:family="text">
      <style:text-properties fo:font-weight="bold" style:font-weight-asian="bold" style:font-weight-complex="normal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fo:font-size="12pt" style:font-size-asian="12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fo:font-weight="normal" style:font-weight-asian="normal" style:font-weight-complex="normal"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 style:text-underline-color="font-color"/>
    </style:style>
    <style:style style:name="ListLabel32" style:display-name="ListLabel 32" style:family="text">
      <style:text-properties style:font-name="Calibri" style:font-name-asian="Calibri" style:font-name-complex="Calibri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weight="bold" style:font-weight-asian="bold" style:font-weight-complex="normal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3LVL1" style:family="text">
      <style:text-properties fo:font-size="12pt" style:font-size-asian="12pt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fo:font-weight="normal" style:font-weight-asian="normal" style:font-weight-complex="normal" style:text-underline-type="none" style:text-underline-color="font-color"/>
    </style:style>
    <style:style style:name="WW_CharLFO5LVL2" style:family="text">
      <style:text-properties style:font-name="Symbol"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4" style:display-name="WWNum4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5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mw-headline" style:display-name="mw-headlin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vikas ghete</dc:creator>
    <meta:creation-date>2020-09-25T14:05:00Z</meta:creation-date>
    <dc:date>2022-06-14T11:47:00Z</dc:date>
    <meta:template xlink:href="Normal" xlink:type="simple"/>
    <meta:editing-cycles>5</meta:editing-cycles>
    <meta:editing-duration>PT209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6" meta:word-count="1243" meta:character-count="8317" meta:row-count="59" meta:non-whitespace-character-count="7090"/>
  </office:meta>
</office:document-meta>
</file>